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4.5209in"/>
    </style:style>
    <style:style style:name="co2" style:family="table-column">
      <style:table-column-properties fo:break-before="auto" style:column-width="0.889in"/>
    </style:style>
    <style:style style:name="co3" style:family="table-column">
      <style:table-column-properties fo:break-before="auto" style:column-width="4.4417in"/>
    </style:style>
    <style:style style:name="co4" style:family="table-column">
      <style:table-column-properties fo:break-before="auto" style:column-width="3.5429in"/>
    </style:style>
    <style:style style:name="ro1" style:family="table-row">
      <style:table-row-properties style:row-height="0.1681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8091in" fo:break-before="auto" style:use-optimal-row-height="true"/>
    </style:style>
    <style:style style:name="ro4" style:family="table-row">
      <style:table-row-properties style:row-height="0.6516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3354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table-column table:style-name="co1" table:default-cell-style-name="Default"/>
        <table:table-row table:style-name="ro1">
          <table:table-cell office:value-type="string">
            <text:p>ke berita ari waifm di kuching</text:p>
          </table:table-cell>
        </table:table-row>
        <table:table-row table:style-name="ro1">
          <table:table-cell office:value-type="string">
            <text:p>menteri besai nya enda tau enda orang ari bangsa melayu ke megai pengarap islam taja pan undang-undang perintah besai nadai nguna ngatur ti nagang orang ke ukai melayu ari ti nyadi menteri besai</text:p>
          </table:table-cell>
        </table:table-row>
        <table:table-row table:style-name="ro1">
          <table:table-cell office:value-type="string">
            <text:p>siku orang ke landik pasal jerita lama menua tuk professor emiratus tan sri doktor khu kay kim madah kebuah pia laban rakyat menua tuk nang tebal agi ari bangsa melayu</text:p>
          </table:table-cell>
        </table:table-row>
        <table:table-row table:style-name="ro1">
          <table:table-cell office:value-type="string">
            <text:p>iya madah ke semua orang patut nemu bangsa melayu tuk nang bangsa asal ke nguan tanah melayu</text:p>
          </table:table-cell>
        </table:table-row>
        <table:table-row table:style-name="ro1">
          <table:table-cell office:value-type="string">
            <text:p>parti-parti politik deka diberi pemendar nabur ke manifesto pengawa bepilih sida ari radio televisyen malaysia rtm</text:p>
          </table:table-cell>
        </table:table-row>
        <table:table-row table:style-name="ro1">
          <table:table-cell office:value-type="string">
            <text:p>menteri pemadah penyambung enggau main asal datuk seri doktor rais yatim madah ke pekara tuk diputus ke udah peminta ari parti-parti politik ti ngasuh awak endur nabur ke menifesto sida digaga sama bela dikemendar ka kabinet</text:p>
          </table:table-cell>
        </table:table-row>
        <table:table-row table:style-name="ro1">
          <table:table-cell office:value-type="string">
            <text:p>taja pia datuk seri doktor rais nadai madah ke atur enggau pemanjai awak ke deka diberi ngagai parti-parti politik</text:p>
          </table:table-cell>
        </table:table-row>
        <table:table-row table:style-name="ro1">
          <table:table-cell office:value-type="string">
            <text:p>polis enggau komiti penyambung enggau multimedia malaysia mcmc deka bejalai ke atur ke patut dikena nagang orang ari ke betui ba pekit main bol euro dua ribu dua belas ti belabuh diatur ari lima</text:p>
          </table:table-cell>
        </table:table-row>
        <table:table-row table:style-name="ro1">
          <table:table-cell office:value-type="string">
            <text:p>unit d seven polis bukit aman principal assistant director datuk abdul jalil hassan</text:p>
          </table:table-cell>
        </table:table-row>
        <table:table-row table:style-name="ro1">
          <table:table-cell office:value-type="string">
            <text:p>madah ka polis deka ngemata ka website enggau sosial website dikena nagang pekara bansa tuk ari ke nyadi</text:p>
          </table:table-cell>
        </table:table-row>
        <table:table-row table:style-name="ro1">
          <table:table-cell office:value-type="string">
            <text:p>iya madah ka polis mega begempung enggau mcmc udah sida ke mujur bendar nagang penyalah bejudi rambau pekit main bol piala dunia taun dua ribu sepuluh tuk kemari</text:p>
          </table:table-cell>
        </table:table-row>
        <table:table-row table:style-name="ro1">
          <table:table-cell office:value-type="string">
            <text:p>serakup pengajar menua malaysia nutp nyukung langgur penemu ti madah ka lebuh datai ba taun dua puluh dua puluh nyin ila</text:p>
          </table:table-cell>
        </table:table-row>
        <table:table-row table:style-name="ro1">
          <table:table-cell office:value-type="string">
            <text:p>orang ke deka nyadi pengajar patut bisi ngembuan degree kena nentu ka sida ti nyadi pengajar nya amat bisi pemandai</text:p>
          </table:table-cell>
        </table:table-row>
        <table:table-row table:style-name="ro1">
          <table:table-cell office:value-type="string">
            <text:p>nutp madah ka atur tuk mega patut dipejalai ka tumu ke agi ianya diinsur ngagai taun dua ribu tujuh belas</text:p>
          </table:table-cell>
        </table:table-row>
        <table:table-row table:style-name="ro1">
          <table:table-cell office:value-type="string">
            <text:p>langgur tuk endang ari sebengkah interim strategik plan opis menteri pelajar malaysia dua ribu sebelas dua ribu dua belas</text:p>
          </table:table-cell>
        </table:table-row>
        <table:table-row table:style-name="ro1">
          <table:table-cell office:value-type="string">
            <text:p>langgur dalam plan nyengkaum pengawa ti nyedia ka scholarship</text:p>
          </table:table-cell>
        </table:table-row>
        <table:table-row table:style-name="ro1">
          <table:table-cell office:value-type="string">
            <text:p>ngagai bala pengajar ke nyulut sereta nyedia ka tempat ba palan pematih pengajar ke orang ti bulih cumulative grade point average three point zero</text:p>
          </table:table-cell>
        </table:table-row>
        <table:table-row table:style-name="ro1">
          <table:table-cell office:value-type="string">
            <text:p>nya naka berita kitai ke ngalih ari tuk berita nya tadi ditusun</text:p>
          </table:table-cell>
        </table:table-row>
        <table:table-row table:style-name="ro1">
          <table:table-cell office:value-type="string">
            <text:p>babli kho ari bilik berita rtm di kuching</text:p>
          </table:table-cell>
        </table:table-row>
        <table:table-row table:style-name="ro1">
          <table:table-cell office:value-type="string">
            <text:p>lalu disalin</text:p>
          </table:table-cell>
        </table:table-row>
        <table:table-row table:style-name="ro1">
          <table:table-cell office:value-type="string">
            <text:p>jonathan giri</text:p>
          </table:table-cell>
        </table:table-row>
        <table:table-row table:style-name="ro1">
          <table:table-cell office:value-type="string">
            <text:p>salam satu malaysia</text:p>
          </table:table-cell>
        </table:table-row>
      </table:table>
      <table:table table:name="7jun13pm" table:style-name="ta1">
        <table:table-column table:style-name="co2" table:default-cell-style-name="Default"/>
        <table:table-column table:style-name="co3" table:default-cell-style-name="ce1"/>
        <table:table-column table:style-name="co2" table:default-cell-style-name="Default"/>
        <table:table-column table:style-name="co4" table:default-cell-style-name="ce1"/>
        <table:table-column table:style-name="co2" table:default-cell-style-name="Default"/>
        <table:table-row table:style-name="ro1">
          <table:table-cell office:value-type="string">
            <text:p>File No.</text:p>
          </table:table-cell>
          <table:table-cell table:style-name="Default" office:value-type="string">
            <text:p>SENTENCE</text:p>
          </table:table-cell>
          <table:table-cell office:value-type="string">
            <text:p>ID</text:p>
          </table:table-cell>
          <table:table-cell table:style-name="Default"/>
          <table:table-cell/>
        </table:table-row>
        <table:table-row table:style-name="ro2">
          <table:table-cell office:value-type="float" office:value="1">
            <text:p>1</text:p>
          </table:table-cell>
          <table:table-cell office:value-type="string">
            <text:p>ke berita ari waifm di kuching</text:p>
          </table:table-cell>
          <table:table-cell office:value-type="string">
            <text:p>M005_001</text:p>
          </table:table-cell>
          <table:table-cell office:value-type="string">
            <text:p>sejuk brit zohari waifm big ujung </text:p>
          </table:table-cell>
          <table:table-cell office:value-type="string">
            <text:p>ibm_005_001</text:p>
          </table:table-cell>
        </table:table-row>
        <table:table-row table:style-name="ro3">
          <table:table-cell office:value-type="float" office:value="2">
            <text:p>2</text:p>
          </table:table-cell>
          <table:table-cell office:value-type="string">
            <text:p>menteri besai nya enda tau enda orang ari bangsa melayu ke megai pengarap islam taja pan undang-undang perintah besai nadai nguna ngatur ti nagang orang ke ukai melayu ari ti nyadi menteri besai</text:p>
          </table:table-cell>
          <table:table-cell office:value-type="string">
            <text:p>M005_002</text:p>
          </table:table-cell>
          <table:table-cell office:value-type="string">
            <text:p>mensi visa arinya laksa unol kura tengahari bangsa melayu tem bejait pengarami islam tajang belulang ulau gerindang samarindah bengunan mastura twin lagang ngurang tukay melayu kemari senyadi mensi saeh </text:p>
          </table:table-cell>
          <table:table-cell office:value-type="string">
            <text:p>ibm_005_002</text:p>
          </table:table-cell>
        </table:table-row>
        <table:table-row table:style-name="ro4">
          <table:table-cell office:value-type="float" office:value="3">
            <text:p>3</text:p>
          </table:table-cell>
          <table:table-cell office:value-type="string">
            <text:p>siku orang ke landik pasal jerita lama menua tuk professor emiratus tan sri doktor khu kay kim madah kebuah pia laban rakyat menua tuk nang tebal agi ari bangsa melayu</text:p>
          </table:table-cell>
          <table:table-cell office:value-type="string">
            <text:p>M005_003</text:p>
          </table:table-cell>
          <table:table-cell office:value-type="string">
            <text:p>see kurang selangking pasal juita lamoh guangdong professor merit sessang sindrom cara ku chasing kim magangku kebuah tiang pelawat rayen meruan stunggang tebabak dichiri bansal melayu </text:p>
          </table:table-cell>
          <table:table-cell office:value-type="string">
            <text:p>ibm_005_003</text:p>
          </table:table-cell>
        </table:table-row>
        <table:table-row table:style-name="ro5">
          <table:table-cell office:value-type="float" office:value="4">
            <text:p>4</text:p>
          </table:table-cell>
          <table:table-cell office:value-type="string">
            <text:p>iya madah ke semua orang patut nemu bangsa melayu tuk nang bangsa asal ke nguan tanah melayu</text:p>
          </table:table-cell>
          <table:table-cell office:value-type="string">
            <text:p>M005_004</text:p>
          </table:table-cell>
          <table:table-cell office:value-type="string">
            <text:p>ngemanah kesemua orang pantun ngemudah sesama jujur medaan bansal saweng tengah-tengah melayu </text:p>
          </table:table-cell>
          <table:table-cell office:value-type="string">
            <text:p>ibm_005_004</text:p>
          </table:table-cell>
        </table:table-row>
        <table:table-row table:style-name="ro5">
          <table:table-cell office:value-type="float" office:value="5">
            <text:p>5</text:p>
          </table:table-cell>
          <table:table-cell office:value-type="string">
            <text:p>parti-parti politik deka diberi pemendar nabur ke manifesto pengawa bepilih sida ari radio televisyen malaysia rtm</text:p>
          </table:table-cell>
          <table:table-cell office:value-type="string">
            <text:p>M005_005</text:p>
          </table:table-cell>
          <table:table-cell office:value-type="string">
            <text:p>parti-parti politik dengkah diberi komen anak-anak buduk manifesto pengawabepilih sida ari reduce televisyen malaysia rtm </text:p>
          </table:table-cell>
          <table:table-cell office:value-type="string">
            <text:p>ibm_005_005</text:p>
          </table:table-cell>
        </table:table-row>
        <table:table-row table:style-name="ro3">
          <table:table-cell office:value-type="float" office:value="6">
            <text:p>6</text:p>
          </table:table-cell>
          <table:table-cell office:value-type="string">
            <text:p>menteri pemadah penyambung enggau main asal datuk seri doktor rais yatim madah ke pekara tuk diputus ke udah peminta ari parti-parti politik ti ngasuh awak endur nabur ke menifesto sida digaga sama bela dikemendar ka kabinet</text:p>
          </table:table-cell>
          <table:table-cell office:value-type="string">
            <text:p>M005_006</text:p>
          </table:table-cell>
          <table:table-cell office:value-type="string">
            <text:p>manjai kemanah penyamun ngemai lasah bedus window sejarah isik tim madrassah suarah tudin putuska udga peminta harith parti-parti politik tingi asuh awam warner border ministers to sida digaga sawal belawa dikemula rita dividen </text:p>
          </table:table-cell>
          <table:table-cell office:value-type="string">
            <text:p>ibm_005_006</text:p>
          </table:table-cell>
        </table:table-row>
        <table:table-row table:style-name="ro5">
          <table:table-cell office:value-type="float" office:value="7">
            <text:p>7</text:p>
          </table:table-cell>
          <table:table-cell office:value-type="string">
            <text:p>taja pia datuk seri doktor rais nadai madah ke atur enggau pemanjai awak ke deka diberi ngagai parti-parti politik</text:p>
          </table:table-cell>
          <table:table-cell office:value-type="string">
            <text:p>M005_007</text:p>
          </table:table-cell>
          <table:table-cell office:value-type="string">
            <text:p>sajak diandal stor selindung chura kaist manah-manah trust tulu nyau buma didawa tejuka diberi niang git parti-parti politik </text:p>
          </table:table-cell>
          <table:table-cell office:value-type="string">
            <text:p>ibm_005_007</text:p>
          </table:table-cell>
        </table:table-row>
        <table:table-row table:style-name="ro3">
          <table:table-cell office:value-type="float" office:value="8">
            <text:p>8</text:p>
          </table:table-cell>
          <table:table-cell office:value-type="string">
            <text:p>polis enggau komiti penyambung enggau multimedia malaysia mcmc deka bejalai ke atur ke patut dikena nagang orang ari ke betui ba pekit main bol euro dua ribu dua belas ti belabuh diatur ari lima</text:p>
          </table:table-cell>
          <table:table-cell office:value-type="string">
            <text:p>M005_008</text:p>
          </table:table-cell>
          <table:table-cell office:value-type="string">
            <text:p>pulis nya komiti tunya embong yaw multimedia malaysia mcmc deka jawong genturng kepatut dikelala tenggak ngurangka hari tebedu wibawa check-in ma simbolik bureau doreen pudu sebelas dibelah embol diatut harilima </text:p>
          </table:table-cell>
          <table:table-cell office:value-type="string">
            <text:p>ibm_005_008</text:p>
          </table:table-cell>
        </table:table-row>
        <table:table-row table:style-name="ro5">
          <table:table-cell office:value-type="float" office:value="9">
            <text:p>9</text:p>
          </table:table-cell>
          <table:table-cell office:value-type="string">
            <text:p>unit d seven polis bukit aman principal assistant director datuk abdul jalil hassan</text:p>
          </table:table-cell>
          <table:table-cell office:value-type="string">
            <text:p>M005_009</text:p>
          </table:table-cell>
          <table:table-cell office:value-type="string">
            <text:p>ulin december ex-mp pulis buking tamam prinsip peluh krisis serenggat rector datuk abdul jalil sasa ex-mp </text:p>
          </table:table-cell>
          <table:table-cell office:value-type="string">
            <text:p>ibm_005_009</text:p>
          </table:table-cell>
        </table:table-row>
        <table:table-row table:style-name="ro6">
          <table:table-cell office:value-type="float" office:value="10">
            <text:p>10</text:p>
          </table:table-cell>
          <table:table-cell office:value-type="string">
            <text:p>madah ka polis deka ngemata ka website enggau sosial website dikena nagang pekara bansa tuk ari ke nyadi</text:p>
          </table:table-cell>
          <table:table-cell office:value-type="string">
            <text:p>M005_010</text:p>
          </table:table-cell>
          <table:table-cell office:value-type="string">
            <text:p>merejuk pulis jegan ngemansut tubuh sago sosio bup saaid tijirak lagang juara kebangsaan authority nyadi </text:p>
          </table:table-cell>
          <table:table-cell office:value-type="string">
            <text:p>ibm_005_010</text:p>
          </table:table-cell>
        </table:table-row>
        <table:table-row table:style-name="ro4">
          <table:table-cell office:value-type="float" office:value="11">
            <text:p>11</text:p>
          </table:table-cell>
          <table:table-cell office:value-type="string">
            <text:p>iya madah ka polis mega begempung enggau mcmc udah sida ke mujur bendar nagang penyalah bejudi rambau pekit main bol piala dunia taun dua ribu sepuluh tuk kemari</text:p>
          </table:table-cell>
          <table:table-cell office:value-type="string">
            <text:p>M005_011</text:p>
          </table:table-cell>
          <table:table-cell office:value-type="string">
            <text:p>yamada gempur beer semenggo begempuru mcmc puda sida ngemujur jagaan anjal kenyalang bejudi rambau pechuma nyumboi dikelalu penyah jawong beribu sepuluh ecce kemari </text:p>
          </table:table-cell>
          <table:table-cell office:value-type="string">
            <text:p>ibm_005_011</text:p>
          </table:table-cell>
        </table:table-row>
        <table:table-row table:style-name="ro5">
          <table:table-cell office:value-type="float" office:value="12">
            <text:p>12</text:p>
          </table:table-cell>
          <table:table-cell office:value-type="string">
            <text:p>serakup pengajar menua malaysia nutp nyukung langgur penemu ti madah ka lebuh datai ba taun dua puluh dua puluh nyin ila</text:p>
          </table:table-cell>
          <table:table-cell office:value-type="string">
            <text:p>M005_012</text:p>
          </table:table-cell>
          <table:table-cell office:value-type="string">
            <text:p>sarawakku pengajar muruk malaysia raeh youth td jugol tuang bertemu stg mangah kelebu pedas teleba tahun tumpul kwon-do pulut nini lak </text:p>
          </table:table-cell>
          <table:table-cell office:value-type="string">
            <text:p>ibm_005_012</text:p>
          </table:table-cell>
        </table:table-row>
        <table:table-row table:style-name="ro5">
          <table:table-cell office:value-type="float" office:value="13">
            <text:p>13</text:p>
          </table:table-cell>
          <table:table-cell office:value-type="string">
            <text:p>orang ke deka nyadi pengajar patut bisi ngembuan degree kena nentu ka sida ti nyadi pengajar nya amat bisi pemandai</text:p>
          </table:table-cell>
          <table:table-cell office:value-type="string">
            <text:p>M005_013</text:p>
          </table:table-cell>
          <table:table-cell office:value-type="string">
            <text:p>kurang kedeka enyang dipelajar patut bisi ngemuan didiri tenggelam tuku sida senyadi segmen jari yaman bisi mandat </text:p>
          </table:table-cell>
          <table:table-cell office:value-type="string">
            <text:p>ibm_005_013</text:p>
          </table:table-cell>
        </table:table-row>
        <table:table-row table:style-name="ro5">
          <table:table-cell office:value-type="float" office:value="14">
            <text:p>14</text:p>
          </table:table-cell>
          <table:table-cell office:value-type="string">
            <text:p>nutp madah ka atur tuk mega patut dipejalai ka tumu ke agi ianya diinsur ngagai taun dua ribu tujuh belas</text:p>
          </table:table-cell>
          <table:table-cell office:value-type="string">
            <text:p>M005_014</text:p>
          </table:table-cell>
          <table:table-cell office:value-type="string">
            <text:p>kenny nguji dikemanahka tur tom bagak tuak dudi jalak diketu muka agi ianya diinsur ngagai tahun luar ribut jujur jelas </text:p>
          </table:table-cell>
          <table:table-cell office:value-type="string">
            <text:p>ibm_005_014</text:p>
          </table:table-cell>
        </table:table-row>
        <table:table-row table:style-name="ro5">
          <table:table-cell office:value-type="float" office:value="15">
            <text:p>15</text:p>
          </table:table-cell>
          <table:table-cell office:value-type="string">
            <text:p>langgur tuk endang ari sebengkah interim strategik plan opis menteri pelajar malaysia dua ribu sebelas dua ribu dua belas</text:p>
          </table:table-cell>
          <table:table-cell office:value-type="string">
            <text:p>M005_015</text:p>
          </table:table-cell>
          <table:table-cell office:value-type="string">
            <text:p>lalang bol tunga sebengka baharin sering sejug laing subis mensi telajak malaysia tuak ditunggu sebelas dua ridu dauglas </text:p>
          </table:table-cell>
          <table:table-cell office:value-type="string">
            <text:p>ibm_005_015</text:p>
          </table:table-cell>
        </table:table-row>
        <table:table-row table:style-name="ro6">
          <table:table-cell office:value-type="float" office:value="16">
            <text:p>16</text:p>
          </table:table-cell>
          <table:table-cell office:value-type="string">
            <text:p>langgur dalam plan nyengkaum pengawa ti nyedia ka scholarship</text:p>
          </table:table-cell>
          <table:table-cell office:value-type="string">
            <text:p>M005_016</text:p>
          </table:table-cell>
          <table:table-cell office:value-type="string">
            <text:p>lahang belala intelek bungin enggaupengawa mt ninding kesepuluh sinu </text:p>
          </table:table-cell>
          <table:table-cell office:value-type="string">
            <text:p>ibm_005_016</text:p>
          </table:table-cell>
        </table:table-row>
        <table:table-row table:style-name="ro4">
          <table:table-cell office:value-type="float" office:value="17">
            <text:p>17</text:p>
          </table:table-cell>
          <table:table-cell office:value-type="string">
            <text:p>ngagai bala pengajar ke nyulut sereta nyedia ka tempat ba palan pematih pengajar ke orang ti bulih cumulative grade point average three point zero</text:p>
          </table:table-cell>
          <table:table-cell office:value-type="string">
            <text:p>M005_017</text:p>
          </table:table-cell>
          <table:table-cell office:value-type="string">
            <text:p>sagai balak pengajar tejulukka secara ninding setempat ba dalam pematih pengajar kemuyang ti bulih kimberly rintis jeraie cwwm terus selepin-bakong zero ungang </text:p>
          </table:table-cell>
          <table:table-cell office:value-type="string">
            <text:p>ibm_005_017</text:p>
          </table:table-cell>
        </table:table-row>
        <table:table-row table:style-name="ro6">
          <table:table-cell office:value-type="float" office:value="18">
            <text:p>18</text:p>
          </table:table-cell>
          <table:table-cell office:value-type="string">
            <text:p>nya naka berita kitai ke ngalih ari tuk berita nya tadi ditusun</text:p>
          </table:table-cell>
          <table:table-cell office:value-type="string">
            <text:p>M005_018</text:p>
          </table:table-cell>
          <table:table-cell office:value-type="string">
            <text:p>tenggak bidang tidak inter nyala koridor bidah attorney ditusun </text:p>
          </table:table-cell>
          <table:table-cell office:value-type="string">
            <text:p>ibm_005_018</text:p>
          </table:table-cell>
        </table:table-row>
        <table:table-row table:style-name="ro2">
          <table:table-cell office:value-type="float" office:value="19">
            <text:p>19</text:p>
          </table:table-cell>
          <table:table-cell office:value-type="string">
            <text:p>babli kho ari bilik berita rtm di kuching</text:p>
          </table:table-cell>
          <table:table-cell office:value-type="string">
            <text:p>M005_019</text:p>
          </table:table-cell>
          <table:table-cell office:value-type="string">
            <text:p>beverly koh story delivery tajuddin kuching </text:p>
          </table:table-cell>
          <table:table-cell office:value-type="string">
            <text:p>ibm_005_019</text:p>
          </table:table-cell>
        </table:table-row>
        <table:table-row table:style-name="ro2">
          <table:table-cell office:value-type="float" office:value="20">
            <text:p>20</text:p>
          </table:table-cell>
          <table:table-cell office:value-type="string">
            <text:p>lalu disalin</text:p>
          </table:table-cell>
          <table:table-cell office:value-type="string">
            <text:p>M005_020</text:p>
          </table:table-cell>
          <table:table-cell office:value-type="string">
            <text:p>lalu disalin </text:p>
          </table:table-cell>
          <table:table-cell office:value-type="string">
            <text:p>ibm_005_020</text:p>
          </table:table-cell>
        </table:table-row>
        <table:table-row table:style-name="ro2">
          <table:table-cell office:value-type="float" office:value="21">
            <text:p>21</text:p>
          </table:table-cell>
          <table:table-cell office:value-type="string">
            <text:p>jonathan giri</text:p>
          </table:table-cell>
          <table:table-cell office:value-type="string">
            <text:p>M005_021</text:p>
          </table:table-cell>
          <table:table-cell office:value-type="string">
            <text:p>jasamu diri </text:p>
          </table:table-cell>
          <table:table-cell office:value-type="string">
            <text:p>ibm_005_021</text:p>
          </table:table-cell>
        </table:table-row>
        <table:table-row table:style-name="ro2">
          <table:table-cell office:value-type="float" office:value="22">
            <text:p>22</text:p>
          </table:table-cell>
          <table:table-cell office:value-type="string">
            <text:p>salam satu malaysia</text:p>
          </table:table-cell>
          <table:table-cell office:value-type="string">
            <text:p>M005_022</text:p>
          </table:table-cell>
          <table:table-cell office:value-type="string">
            <text:p>salak disetuju misiah </text:p>
          </table:table-cell>
          <table:table-cell office:value-type="string">
            <text:p>ibm_005_02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6T15:59:28</dc:date>
    <dc:creator>sarah </dc:creator>
    <meta:generator>LibreOffice/3.5$Linux_x86 LibreOffice_project/350m1$Build-2</meta:generator>
    <meta:editing-duration>P0D</meta:editing-duration>
    <meta:editing-cycles>1</meta:editing-cycles>
    <meta:document-statistic meta:table-count="2" meta:cell-count="135" meta:object-count="0"/>
  </office:meta>
</office:document-meta>
</file>